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DataManagementPla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>
    <office:event-listeners>
      <script:event-listener script:language="ooo:script" script:event-name="office:load-finished" xlink:href="vnd.sun.star.script:Standard.DataManagementPlan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" fo:font-size="11pt" style:font-size-asian="11pt" style:font-name-complex="Calibri2" style:font-size-complex="10pt"/>
    </style:style>
    <style:style style:name="P3" style:family="paragraph" style:parent-style-name="Standard">
      <style:text-properties style:font-name="Calibri" fo:font-size="1pt" style:font-size-asian="1pt" style:font-name-complex="Calibri2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2" style:font-size-complex="10pt" style:font-weight-complex="bold"/>
    </style:style>
    <style:style style:name="P6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2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text-properties fo:font-size="1pt" style:font-size-asian="1pt"/>
    </style:style>
    <style:style style:name="P10" style:family="paragraph" style:parent-style-name="Text_20_body">
      <style:paragraph-properties fo:text-align="start" style:justify-single-word="false"/>
      <style:text-properties officeooo:paragraph-rsid="00789220"/>
    </style:style>
    <style:style style:name="P11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rsid="003a77c6" officeooo:paragraph-rsid="003a77c6"/>
    </style:style>
    <style:style style:name="P12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style:use-window-font-color="true" officeooo:paragraph-rsid="00a940f7"/>
    </style:style>
    <style:style style:name="P13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3a77c6"/>
    </style:style>
    <style:style style:name="P14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8dcbd8"/>
    </style:style>
    <style:style style:name="P15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3762b0"/>
    </style:style>
    <style:style style:name="P16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17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a940f7"/>
    </style:style>
    <style:style style:name="P18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rsid="006eca92" officeooo:paragraph-rsid="007b75ef" fo:hyphenate="false" fo:hyphenation-remain-char-count="2" fo:hyphenation-push-char-count="2" loext:hyphenation-no-caps="false"/>
    </style:style>
    <style:style style:name="P19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20" style:family="paragraph" style:parent-style-name="Text_20_body" style:master-page-name="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style:page-number="auto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6.496cm"/>
        </style:tab-stops>
      </style:paragraph-properties>
      <style:text-properties fo:language="en" fo:country="GB" fo:font-style="normal" fo:font-weight="normal" officeooo:rsid="007bef7c" officeooo:paragraph-rsid="008885aa" style:font-style-asian="normal" style:font-weight-asian="normal" style:font-style-complex="normal" style:font-weight-complex="normal"/>
    </style:style>
    <style:style style:name="P22" style:family="paragraph" style:parent-style-name="Dataset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b1c241"/>
    </style:style>
    <style:style style:name="P24" style:family="paragraph" style:parent-style-name="Überschrift_20_2_20__28_Annex_29_" style:list-style-name="WWNum1aa" style:master-page-name="Standard">
      <style:paragraph-properties fo:margin-left="0.635cm" fo:margin-right="0cm" fo:line-height="150%" fo:text-align="start" style:justify-single-word="false" fo:text-indent="-0.635cm" style:auto-text-indent="false" style:page-number="auto" style:writing-mode="lr-tb"/>
      <style:text-properties style:font-name="Calibri" fo:font-size="14pt" fo:language="en" fo:country="GB" fo:font-weight="bold" officeooo:paragraph-rsid="00a3e7cd" style:font-name-asian="SimSun" style:font-size-asian="14pt" style:language-asian="zh" style:country-asian="CN" style:font-weight-asian="bold" style:font-name-complex="Calibri2" style:font-size-complex="15pt" style:language-complex="hi" style:country-complex="IN" style:font-weight-complex="bold"/>
    </style:style>
    <style:style style:name="T1" style:family="text">
      <style:text-properties style:font-name="Calibri" fo:font-size="9pt" style:font-size-asian="9pt" style:font-size-complex="10pt"/>
    </style:style>
    <style:style style:name="T2" style:family="text">
      <style:text-properties style:font-name="Calibri" fo:font-size="9pt" officeooo:rsid="002c91d4" style:font-size-asian="9pt" style:font-size-complex="10pt"/>
    </style:style>
    <style:style style:name="T3" style:family="text">
      <style:text-properties style:font-name="Calibri" fo:font-size="9pt" fo:language="en" fo:country="US" officeooo:rsid="002c91d4" style:font-size-asian="9pt" style:font-size-complex="10pt"/>
    </style:style>
    <style:style style:name="T4" style:family="text">
      <style:text-properties style:font-name="Calibri" fo:font-size="9pt" fo:language="fr" fo:country="BE" style:font-size-asian="9pt" style:font-name-complex="Calibri2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a77c6" style:font-weight-asian="bold" style:font-weight-complex="bold"/>
    </style:style>
    <style:style style:name="T7" style:family="text">
      <style:text-properties fo:font-weight="bold" officeooo:rsid="00479585" style:font-weight-asian="bold" style:font-weight-complex="bold"/>
    </style:style>
    <style:style style:name="T8" style:family="text">
      <style:text-properties fo:font-weight="bold" officeooo:rsid="004a9491" style:font-weight-asian="bold" style:font-weight-complex="bold"/>
    </style:style>
    <style:style style:name="T9" style:family="text">
      <style:text-properties fo:font-weight="bold" officeooo:rsid="0055526b" style:font-weight-asian="bold" style:font-weight-complex="bold"/>
    </style:style>
    <style:style style:name="T10" style:family="text">
      <style:text-properties fo:language="en" fo:country="GB" fo:font-weight="bold" officeooo:rsid="00381df1" style:font-weight-asian="bold" style:font-weight-complex="bold"/>
    </style:style>
    <style:style style:name="T11" style:family="text">
      <style:text-properties fo:language="en" fo:country="GB" fo:font-weight="bold" officeooo:rsid="003a77c6" style:font-weight-asian="bold" style:font-weight-complex="bold"/>
    </style:style>
    <style:style style:name="T12" style:family="text">
      <style:text-properties fo:language="en" fo:country="GB" fo:font-weight="bold" officeooo:rsid="0055526b" style:font-weight-asian="bold" style:font-weight-complex="bold"/>
    </style:style>
    <style:style style:name="T13" style:family="text">
      <style:text-properties fo:language="en" fo:country="GB" officeooo:rsid="003a77c6"/>
    </style:style>
    <style:style style:name="T14" style:family="text">
      <style:text-properties fo:language="en" fo:country="GB" fo:font-weight="normal" officeooo:rsid="00479585" style:font-weight-asian="normal" style:font-weight-complex="normal"/>
    </style:style>
    <style:style style:name="T15" style:family="text">
      <style:text-properties fo:language="en" fo:country="GB" fo:font-weight="normal" officeooo:rsid="003a77c6" style:font-weight-asian="normal" style:font-weight-complex="normal"/>
    </style:style>
    <style:style style:name="T16" style:family="text">
      <style:text-properties fo:language="en" fo:country="GB" fo:font-weight="normal" officeooo:rsid="0055526b" style:font-weight-asian="normal" style:font-weight-complex="normal"/>
    </style:style>
    <style:style style:name="T17" style:family="text">
      <style:text-properties fo:language="en" fo:country="GB" fo:font-weight="normal" officeooo:rsid="009bb4fa" style:font-weight-asian="normal" style:font-weight-complex="normal"/>
    </style:style>
    <style:style style:name="T18" style:family="text">
      <style:text-properties fo:language="en" fo:country="GB" fo:font-weight="normal" officeooo:rsid="003a5be7" style:font-weight-asian="normal" style:font-weight-complex="normal"/>
    </style:style>
    <style:style style:name="T19" style:family="text">
      <style:text-properties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20" style:family="text">
      <style:text-properties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21" style:family="text">
      <style:text-properties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22" style:family="text">
      <style:text-properties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23" style:family="text">
      <style:text-properties fo:language="en" fo:country="GB" fo:font-style="normal" fo:font-weight="normal" officeooo:rsid="00479585" style:font-style-asian="normal" style:font-weight-asian="normal" style:font-style-complex="normal" style:font-weight-complex="normal"/>
    </style:style>
    <style:style style:name="T24" style:family="text">
      <style:text-properties fo:language="en" fo:country="GB" fo:font-style="normal" fo:font-weight="normal" officeooo:rsid="003a5be7" style:font-style-asian="normal" style:font-weight-asian="normal" style:font-style-complex="normal" style:font-weight-complex="normal"/>
    </style:style>
    <style:style style:name="T25" style:family="text">
      <style:text-properties fo:language="en" fo:country="GB" fo:font-style="normal" fo:font-weight="normal" officeooo:rsid="00492010" style:font-style-asian="normal" style:font-weight-asian="normal" style:font-style-complex="normal" style:font-weight-complex="normal"/>
    </style:style>
    <style:style style:name="T26" style:family="text">
      <style:text-properties fo:language="en" fo:country="GB" fo:font-style="normal" fo:font-weight="normal" officeooo:rsid="0055526b" style:font-style-asian="normal" style:font-weight-asian="normal" style:font-style-complex="normal" style:font-weight-complex="normal"/>
    </style:style>
    <style:style style:name="T27" style:family="text">
      <style:text-properties fo:language="en" fo:country="GB" officeooo:rsid="004a9491"/>
    </style:style>
    <style:style style:name="T28" style:family="text">
      <style:text-properties fo:language="en" fo:country="GB" officeooo:rsid="008dcbd8"/>
    </style:style>
    <style:style style:name="T29" style:family="text">
      <style:text-properties fo:language="en" fo:country="GB" officeooo:rsid="00839414"/>
    </style:style>
    <style:style style:name="T30" style:family="text">
      <style:text-properties officeooo:rsid="003a5be7"/>
    </style:style>
    <style:style style:name="T31" style:family="text">
      <style:text-properties officeooo:rsid="003a77c6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a5be7" style:font-weight-asian="normal" style:font-weight-complex="normal"/>
    </style:style>
    <style:style style:name="T34" style:family="text">
      <style:text-properties fo:font-weight="normal" officeooo:rsid="003a77c6" style:font-weight-asian="normal" style:font-weight-complex="normal"/>
    </style:style>
    <style:style style:name="T35" style:family="text">
      <style:text-properties fo:font-weight="normal" officeooo:rsid="0055526b" style:font-weight-asian="normal" style:font-weight-complex="normal"/>
    </style:style>
    <style:style style:name="T36" style:family="text">
      <style:text-properties officeooo:rsid="004a9491"/>
    </style:style>
    <style:style style:name="T37" style:family="text">
      <style:text-properties officeooo:rsid="00789220"/>
    </style:style>
    <style:style style:name="T38" style:family="text">
      <style:text-properties officeooo:rsid="0084b23a"/>
    </style:style>
    <style:style style:name="T39" style:family="text">
      <style:text-properties officeooo:rsid="0091fc34"/>
    </style:style>
    <style:style style:name="T40" style:family="text">
      <style:text-properties style:use-window-font-color="true"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41" style:family="text">
      <style:text-properties style:use-window-font-color="true"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42" style:family="text">
      <style:text-properties style:use-window-font-color="true" fo:language="en" fo:country="GB" fo:font-style="normal" fo:font-weight="normal" officeooo:rsid="003a5be7" style:font-style-asian="normal" style:font-weight-asian="normal" style:font-style-complex="normal" style:font-weight-complex="normal"/>
    </style:style>
    <style:style style:name="T43" style:family="text">
      <style:text-properties officeooo:rsid="00a78ffe"/>
    </style:style>
    <style:style style:name="T44" style:family="text">
      <style:text-properties style:font-name="Calibri1" fo:font-size="11pt" fo:language="en" fo:country="GB" fo:font-style="normal" fo:font-weight="bold" officeooo:rsid="00a99e27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28097265" text:style-name="WWNum1aa">
        <text:list-item>
          <text:h text:style-name="P24" text:outline-level="2"><text:file-name text:display="name">groups-template</text:file-name></text:h>
        </text:list-item>
      </text:list>
      <text:h text:style-name="P22" text:outline-level="3"><text:span text:style-name="T43">Dataset: </text:span>{d[i].title}</text:h>
      <text:p text:style-name="Textkörper_20_LEFT">{d[i].notes:convCRLF()}</text:p>
      <text:p text:style-name="P13"><text:span text:style-name="T11">ID</text:span><text:span text:style-name="T6"><text:tab/></text:span><text:span text:style-name="T31">{d[i].</text:span><text:span text:style-name="T13">name</text:span><text:span text:style-name="T31">:ifEmpty(</text:span><text:span text:style-name="T30">n/a</text:span><text:span text:style-name="T31">)}</text:span></text:p>
      <text:p text:style-name="P13"><text:span text:style-name="T6">Version</text:span><text:span text:style-name="T31"><text:tab/>{d[i].</text:span><text:span text:style-name="T13">version</text:span><text:span text:style-name="T31">:ifEmpty(</text:span><text:span text:style-name="T13">1.0</text:span><text:span text:style-name="T31">)}</text:span></text:p>
      <text:p text:style-name="P13"><text:span text:style-name="T6">Organisation<text:tab/></text:span><text:span text:style-name="T31">{d[i].</text:span><text:span text:style-name="T13">organization.title</text:span><text:span text:style-name="T31">:ifEmpty(</text:span><text:span text:style-name="T30">n/a</text:span><text:span text:style-name="T31">)}</text:span></text:p>
      <text:p text:style-name="P14"><text:span text:style-name="T8">Category</text:span><text:span text:style-name="T36"><text:tab/></text:span><text:span text:style-name="T31">{d[i].</text:span><text:span text:style-name="T27">groups[</text:span><text:span text:style-name="T28">i</text:span><text:span text:style-name="T27">]</text:span><text:span text:style-name="T13">.title</text:span><text:span text:style-name="T31">:ifEmpty(</text:span><text:span text:style-name="T30">n/a</text:span><text:span text:style-name="T31">)} {d</text:span><text:span text:style-name="T39">[i]</text:span><text:span text:style-name="T31">.</text:span><text:span text:style-name="T27">groups[</text:span><text:span text:style-name="T29">i+1</text:span><text:span text:style-name="T27">]</text:span><text:span text:style-name="T13">.title</text:span><text:span text:style-name="T31">:ifEmpty(</text:span><text:span text:style-name="T30">n/a</text:span><text:span text:style-name="T31">)}</text:span></text:p>
      <text:p text:style-name="P15"><text:span text:style-name="T5">Author<text:tab/></text:span>{d[i].author:ifEmpty(<text:span text:style-name="T30">n/a</text:span>)}</text:p>
      <text:p text:style-name="P13"><text:span text:style-name="T10">Author E-Mail</text:span><text:span text:style-name="T5"><text:tab/></text:span>{d[i].author_email:ifEmpty(<text:span text:style-name="T30">n/a</text:span>)}</text:p>
      <text:p text:style-name="P13"><text:span text:style-name="T6">M</text:span><text:span text:style-name="T5">aintainer<text:tab/></text:span>{d[i].maintainer:ifEmpty(<text:span text:style-name="T30">n/a</text:span>)}</text:p>
      <text:p text:style-name="P13"><text:span text:style-name="T11">M</text:span><text:span text:style-name="T10">aintainer E-Mail</text:span><text:span text:style-name="T5"><text:tab/></text:span>{d[i].maintainer _email:ifEmpty(<text:span text:style-name="T30">n/a</text:span>)}</text:p>
      <text:p text:style-name="P13"><text:span text:style-name="T6">License</text:span><text:span text:style-name="T31"><text:tab/>{d[i].license_title:ifEmpty(</text:span><text:span text:style-name="T30">n/a</text:span><text:span text:style-name="T31">)}</text:span></text:p>
      <text:p text:style-name="P11"><text:span text:style-name="T5">Meta-Data created<text:tab/></text:span><text:span text:style-name="T32">{d[i].metadata_created:ifEmpty(</text:span><text:span text:style-name="T33">n/a</text:span><text:span text:style-name="T32">)}</text:span></text:p>
      <text:p text:style-name="P13"><text:span text:style-name="T6">Meta-Data </text:span><text:span text:style-name="T11">modified</text:span><text:span text:style-name="T6"><text:tab/></text:span><text:span text:style-name="T34">{d[i].metadata_modified:ifEmpty(</text:span><text:span text:style-name="T33">n/a</text:span><text:span text:style-name="T34">)}</text:span></text:p>
      <text:p text:style-name="P16"><text:span text:style-name="T6">Meta-Data </text:span><text:span text:style-name="T7">UR</text:span><text:span text:style-name="T9">L</text:span><text:span text:style-name="T7"><text:tab/></text:span><text:span text:style-name="T14">https://ckan.myclimateservice.eu/</text:span><text:span text:style-name="T17">dataset/</text:span><text:span text:style-name="T15">{d[i].name:ifEmpty()}</text:span></text:p>
      <text:p text:style-name="P16"><text:span text:style-name="T19">Source UR</text:span><text:span text:style-name="T21">L</text:span><text:span text:style-name="T19"><text:tab/></text:span><text:span text:style-name="T22">{d[i].</text:span><text:span text:style-name="T23">url</text:span><text:span text:style-name="T22">:ifEmpty(</text:span><text:span text:style-name="T24">n/a</text:span><text:span text:style-name="T22">)}</text:span></text:p>
      <text:p text:style-name="P23"><text:span text:style-name="T44">Keywords</text:span><text:span text:style-name="T25"><text:tab/></text:span><text:span text:style-name="T22">{d[i].tags:arrayMap( ; , |, display_name)}</text:span></text:p>
      <text:p text:style-name="P12"><text:span text:style-name="T11">{d[i].extras[i].key} <text:tab/></text:span><text:span text:style-name="T15">{d[i].extras[i].value:ifEmpty(</text:span><text:span text:style-name="T18">n/a</text:span><text:span text:style-name="T15">)}</text:span></text:p>
      <text:p text:style-name="P17"><text:span text:style-name="T40">{d[i].extras[i+1].key} <text:tab/></text:span><text:span text:style-name="T41">{d[i].extras[i+1].value:ifEmpty(</text:span><text:span text:style-name="T42">n/a</text:span><text:span text:style-name="T41">)}</text:span></text:p>
      <text:h text:style-name="Resource" text:outline-level="4"><text:span text:style-name="T43">Resource: </text:span>{d[i].resources[i].name}</text:h>
      <text:p text:style-name="Textkörper_20_LEFT">{d[i].resources[i].description:convCRLF()}</text:p>
      <text:p text:style-name="P20"><text:span text:style-name="T9">C</text:span><text:span text:style-name="T6">reated<text:tab/></text:span><text:span text:style-name="T34">{d[i].resources[i].created:ifEmpty(</text:span><text:span text:style-name="T33">n/a</text:span><text:span text:style-name="T34">)}</text:span></text:p>
      <text:p text:style-name="P19"><text:span text:style-name="T12">Last </text:span><text:span text:style-name="T11">modified</text:span><text:span text:style-name="T6"><text:tab/></text:span><text:span text:style-name="T34">{d[i].resources[i].</text:span><text:span text:style-name="T35">last_</text:span><text:span text:style-name="T34">modified:ifEmpty(</text:span><text:span text:style-name="T33">n/a</text:span><text:span text:style-name="T34">)}</text:span></text:p>
      <text:p text:style-name="P19"><text:span text:style-name="T12">Size</text:span><text:span text:style-name="T6"><text:tab/></text:span><text:span text:style-name="T34">{d[i].resources[i].</text:span><text:span text:style-name="T16">size</text:span><text:span text:style-name="T34">:ifEmpty(</text:span><text:span text:style-name="T33">n/a</text:span><text:span text:style-name="T34">)}</text:span></text:p>
      <text:p text:style-name="P19"><text:span text:style-name="T12">Format</text:span><text:span text:style-name="T6"><text:tab/></text:span><text:span text:style-name="T34">{d[i].resources[i].</text:span><text:span text:style-name="T16">format</text:span><text:span text:style-name="T34">:ifEmpty(</text:span><text:span text:style-name="T33">n/a</text:span><text:span text:style-name="T34">)}</text:span></text:p>
      <text:p text:style-name="P18"><text:span text:style-name="T21">URL</text:span><text:span text:style-name="T20"><text:tab/></text:span><text:span text:style-name="T22">{d[i].resources[i].</text:span><text:span text:style-name="T26">url</text:span><text:span text:style-name="T22">:ifEmpty(</text:span><text:span text:style-name="T24">n/a</text:span><text:span text:style-name="T22">)}</text:span></text:p>
      <text:p text:style-name="P10">{d[i].resources[i<text:span text:style-name="T37">+1</text:span>].name}</text:p>
      <text:p text:style-name="P21">{d[i<text:span text:style-name="T38">+1</text:span>].titl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101cm" loext:contextual-spacing="false" fo:text-align="start" style:justify-single-word="false">
        <style:tab-stops/>
      </style:paragraph-properties>
      <style:text-properties style:font-name="Calibri1" fo:font-family="Calibri" style:font-style-name="Standard" style:font-family-generic="swiss" style:font-pitch="variable" fo:font-size="11pt" fo:language="en" fo:country="G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 style:master-page-name="">
      <style:paragraph-properties fo:margin-top="0.423cm" fo:margin-bottom="0cm" loext:contextual-spacing="false" fo:line-height="150%" style:page-number="auto" fo:keep-with-next="always"/>
      <style:text-properties style:use-window-font-color="true" style:font-name="Calibri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2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" fo:font-family="Calibri" style:font-family-generic="roman" style:font-pitch="variable" fo:language="en" fo:country="US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" fo:font-family="Calibri" style:font-family-generic="roman" style:font-pitch="variable" fo:font-size="11pt" fo:language="fr" fo:country="FR" fo:font-style="italic" fo:font-weight="bold" style:font-name-asian="Calibri2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1" style:font-family-asian="'Times New Roman'" style:font-family-generic-asian="system" style:font-pitch-asian="variable" style:font-size-asian="11pt" style:language-asian="de" style:country-asian="D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1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 style:default-outline-level="">
      <style:paragraph-properties fo:margin-left="0.63cm" fo:margin-right="0cm" fo:text-align="start" style:justify-single-word="false" fo:orphans="2" fo:widows="2" fo:text-indent="-0.63cm" style:auto-text-indent="false" style:vertical-align="auto"/>
      <style:text-properties style:font-name="Arial" fo:font-family="Arial" style:font-family-generic="roman" style:font-pitch="variable" fo:font-size="12pt" fo:language="de" fo:country="AT" style:font-name-asian="SimSun" style:font-family-asian="SimSun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Überschrift_20_2_20__28_Annex_29_" style:display-name="Überschrift 2 (Annex)" style:family="paragraph" style:parent-style-name="Heading_20_2" style:default-outline-level="2" style:list-style-name="">
      <style:paragraph-properties fo:margin-top="0.423cm" fo:margin-bottom="0cm" loext:contextual-spacing="false" fo:line-height="150%" fo:keep-with-next="always">
        <style:tab-stops>
          <style:tab-stop style:position="0.635cm"/>
        </style:tab-stops>
      </style:paragraph-properties>
      <style:text-properties fo:font-size="14pt" fo:font-weight="bold" style:font-name-asian="SimSun" style:font-family-asian="SimSun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5pt" style:language-complex="hi" style:country-complex="IN" style:font-weight-complex="bold"/>
    </style:style>
    <style:style style:name="Überschrift_20_3_20__28_Annex_29_" style:display-name="Überschrift 3 (Annex)" style:family="paragraph" style:default-outline-level="">
      <style:paragraph-properties fo:margin-top="0cm" fo:margin-bottom="0.199cm" loext:contextual-spacing="false" fo:text-align="justify" style:justify-single-word="false"/>
      <style:text-properties fo:font-weight="bold" style:font-name-asian="SimSun" style:font-family-asian="SimSun" style:font-family-generic-asian="system" style:font-pitch-asian="variable" style:language-asian="zh" style:country-asian="CN" style:font-weight-asian="bold" style:font-name-complex="Calibri2" style:font-family-complex="Calibri" style:font-family-generic-complex="system" style:font-pitch-complex="variable" style:font-size-complex="13pt" style:language-complex="hi" style:country-complex="IN" style:font-weight-complex="bold"/>
    </style:style>
    <style:style style:name="Überschrift_20_4_20__28_Annex_29_" style:display-name="Überschrift 4 (Annex)" style:family="paragraph" style:parent-style-name="Text_20_body" style:default-outline-level="" style:list-style-name="" style:master-page-name="">
      <style:paragraph-properties fo:margin-top="0.3cm" fo:margin-bottom="0cm" loext:contextual-spacing="false" fo:line-height="150%" style:page-number="auto" fo:keep-with-next="always">
        <style:tab-stops>
          <style:tab-stop style:position="0.635cm"/>
        </style:tab-stops>
      </style:paragraph-properties>
      <style:text-properties style:use-window-font-color="true" fo:font-weight="normal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Textkörper_20_LEFT" style:display-name="Textkörper LEFT" style:family="paragraph" style:parent-style-name="Text_20_body"/>
    <style:style style:name="Dataset" style:family="paragraph" style:parent-style-name="Text_20_body" style:next-style-name="Text_20_body" style:default-outline-level="3" style:list-style-name="" style:master-page-name="">
      <style:paragraph-properties fo:margin-top="0.199cm" fo:margin-bottom="0.101cm" loext:contextual-spacing="false" style:page-number="auto">
        <style:tab-stops/>
      </style:paragraph-properties>
      <style:text-properties fo:font-size="14pt" fo:font-weight="bold"/>
    </style:style>
    <style:style style:name="Resource" style:family="paragraph" style:parent-style-name="Text_20_body" style:next-style-name="Text_20_body" style:default-outline-level="4" style:list-style-name="">
      <style:paragraph-properties fo:margin-top="0.15cm" fo:margin-bottom="0.101cm" loext:contextual-spacing="false">
        <style:tab-stops/>
      </style:paragraph-properties>
      <style:text-properties fo:font-size="13pt" fo:font-style="italic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2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" fo:font-family="Calibri" style:font-family-generic="roman" style:font-pitch="variable" fo:font-size="11pt" fo:language="fr" fo:country="FR" fo:font-style="italic" fo:font-weight="bold" style:font-name-asian="Calibri2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2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Arial1" style:font-family-complex="Arial" style:font-family-generic-complex="system" style:font-pitch-complex="variable"/>
    </style:style>
    <style:style style:name="ListLabel_20_212" style:display-name="ListLabel 212" style:family="text">
      <style:text-properties style:font-name-complex="Arial1" style:font-family-complex="Arial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Arial1" style:font-family-complex="Arial" style:font-family-generic-complex="system" style:font-pitch-complex="variable"/>
    </style:style>
    <style:style style:name="ListLabel_20_221" style:display-name="ListLabel 221" style:family="text">
      <style:text-properties style:font-name-complex="Arial1" style:font-family-complex="Arial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Arial1" style:font-family-complex="Arial" style:font-family-generic-complex="system" style:font-pitch-complex="variable"/>
    </style:style>
    <style:style style:name="ListLabel_20_230" style:display-name="ListLabel 230" style:family="text">
      <style:text-properties style:font-name-complex="Arial1" style:font-family-complex="Arial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Arial1" style:font-family-complex="Arial" style:font-family-generic-complex="system" style:font-pitch-complex="variable"/>
    </style:style>
    <style:style style:name="ListLabel_20_239" style:display-name="ListLabel 239" style:family="text">
      <style:text-properties style:font-name-complex="Arial1" style:font-family-complex="Arial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Arial1" style:font-family-complex="Arial" style:font-family-generic-complex="system" style:font-pitch-complex="variable"/>
    </style:style>
    <style:style style:name="ListLabel_20_248" style:display-name="ListLabel 248" style:family="text">
      <style:text-properties style:font-name-complex="Arial1" style:font-family-complex="Arial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Arial1" style:font-family-complex="Arial" style:font-family-generic-complex="system" style:font-pitch-complex="variable"/>
    </style:style>
    <style:style style:name="ListLabel_20_257" style:display-name="ListLabel 257" style:family="text">
      <style:text-properties style:font-name-complex="Arial1" style:font-family-complex="Arial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2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2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2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2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2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2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2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2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2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9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9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92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9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9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95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9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0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0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0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0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04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20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0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0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1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21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1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1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1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1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1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1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1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1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22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2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2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2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2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22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2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2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2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22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3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3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3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3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23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3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3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3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23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3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4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4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4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2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2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text:style-name="ListLabel_20_2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2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" fo:font-size="11pt" style:font-size-asian="11pt" style:font-name-complex="Calibri2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2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2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" fo:font-size="1pt" style:font-size-asian="1pt" style:font-name-complex="Calibri2"/>
    </style:style>
    <style:style style:name="MP8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" fo:font-size="9pt" style:font-size-asian="9pt" style:font-size-complex="10pt"/>
    </style:style>
    <style:style style:name="MT2" style:family="text">
      <style:text-properties style:font-name="Calibri" fo:font-size="9pt" officeooo:rsid="002c91d4" style:font-size-asian="9pt" style:font-size-complex="10pt"/>
    </style:style>
    <style:style style:name="MT3" style:family="text">
      <style:text-properties style:font-name="Calibri" fo:font-size="9pt" fo:language="en" fo:country="US" officeooo:rsid="002c91d4" style:font-size-asian="9pt" style:font-size-complex="10pt"/>
    </style:style>
    <style:style style:name="MT4" style:family="text">
      <style:text-properties style:font-name="Calibri" fo:font-size="9pt" fo:language="fr" fo:country="BE" style:font-size-asian="9pt" style:font-name-complex="Calibri2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0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CLARITY Data Management Plan</dc:title>
    <meta:initial-creator>Juan Andres Alonso Gonzalez</meta:initial-creator>
    <meta:editing-cycles>145</meta:editing-cycles>
    <meta:print-date>2017-07-28T13:32:00</meta:print-date>
    <meta:creation-date>2019-01-07T09:24:00</meta:creation-date>
    <dc:date>2020-05-26T10:26:11.635000000</dc:date>
    <meta:editing-duration>PT8H52M15S</meta:editing-duration>
    <meta:generator>LibreOffice/6.4.4.2$Windows_X86_64 LibreOffice_project/3d775be2011f3886db32dfd395a6a6d1ca2630ff</meta:generator>
    <dc:description>https://github.com/clarity-h2020/data-management-plan/</dc:description>
    <meta:keyword>H2020</meta:keyword>
    <dc:subject>Data Management Plan</dc:subject>
    <dc:creator>Pascal Dihé</dc:creator>
    <meta:document-statistic meta:table-count="3" meta:image-count="2" meta:object-count="0" meta:page-count="1" meta:paragraph-count="36" meta:word-count="102" meta:character-count="1459" meta:non-whitespace-character-count="1390"/>
    <meta:template xlink:type="simple" xlink:actuate="onRequest" xlink:title="Normal" xlink:href=""/>
  </office:meta>
</office:document-meta>
</file>

<file path=Basic/Standard/DataManagementPlan.xml><?xml version="1.0" encoding="utf-8"?>
<!DOCTYPE module  PUBLIC '-//OpenOffice.org//DTD OfficeDocument 1.0//EN'  'module.dtd'>
<script:module xmlns:script="http://openoffice.org/2000/script" script:name="DataManagementPlan" script:language="StarBasic" script:moduleType="normal">'*** Markdown formatter for Libre(open)Office ****
'    (pre-alpha-demo)
'    Author: Jeka twoweeksgame@gmail.com
'    License: No any warranties blah blah blah...
'             Send me real postcard if you Like to use it 
'
'    Features: format headers verbatim blocks and formulas 
'             according to Markdown syntax
'
'    Install:  Open Tools-&gt;Macros-&gt;Organize Macros-&gt;LibreOffice Basic
'              Click [New]
'              In appeared field type OOMarkdown (or smth other no matter)
'              After pressing [OK] the Basic editor appears. 
'              Remove all existing content there and copy&amp;paste this text.
'              Save the macro. Now you can call it via "LibreOffice Basic" 
'              menu or bind the hotkey. RTFM about macros.

Option Explicit
'*** Style names used for foratting ***
Private Const preformatted ="Preformatted Text"
Private Const header ="Heading "

Sub Main
'	replaceHeader
	replaceBold
	replaceBoldAlt
	replaceItalic
'	replaceCode
'	replaceMath
End Sub

'*** Headers ***
' Apply heading syle to strings starting with some # chars
' # -&gt; Heading 1
' ## -&gt; Heading 2
' ### -&gt; Heading 3
' And so on 
Sub replaceHeader
	Dim searchMark,searchText
 	searchMark=regSearch("^#+")
 	searchText=regSearch(".*$")
	Dim foundMark,foundText
  	foundMark = doc.findFirst(searchMark)
  	While NOT IsNull(foundMark)
  		Dim headlevel
  		headLevel=len(trim(foundMark.getString))
  		If headLevel&gt;5 Then
  			headLevel=5
  		End if
  		foundText=doc.findNext(foundMark,searchText)
  		foundText.ParaStyleName=header &amp; headlevel
  		Dim hs: hs=Trim(foundText.getString)
  		foundMark.setString("")
  		foundText.setString(hs)
  		foundMark = doc.findNext(foundText,searchMark)
  	Wend 
End Sub

'*** bold text ***
' Apply bold style to text between **.
Sub replaceBold
	Dim search
 	search=regSearch("\*\*[^*]+\*\*")
 	Dim found
  	found = doc.findFirst(search)
  	While NOT IsNull(found)
  		Dim str
  		str=found.getString()
  		str=Mid(str,3,Len(str)-4) 'WTF again!
  		found.CharWeight=com.sun.star.awt.FontWeight.BOLD
  		found.setString(str)
		found = doc.findNext(found,search)
  	Wend 
End Sub

'*** bold text __ ***
' Apply bold style to text between __.
Sub replaceBoldAlt
	Dim search
 	search=regSearch("__[^_]+__")
 	Dim found
  	found = doc.findFirst(search)
  	While NOT IsNull(found)
  		Dim str
  		str=found.getString()
  		str=Mid(str,3,Len(str)-4) 'WTF again!
  		found.CharWeight=com.sun.star.awt.FontWeight.BOLD
  		found.setString(str)
		found = doc.findNext(found,search)
  	Wend 
End Sub

'*** italic text ***
' Apply bold style to text between *.
Sub replaceItalic
	Dim search
 	search=regSearch("\*[^ */]+\*")
 	Dim found
  	found = doc.findFirst(search)
  	While NOT IsNull(found)
  		Dim str
  		str=found.getString()
  		str=Mid(str,2,Len(str)-2) 'WTF again!
  		found.CharPosture=com.sun.star.awt.FontSlant.ITALIC
  		found.setString(str)
		found = doc.findNext(found,search)
  	Wend 
End Sub

'*** Code blocks ***
' Apply preformatted style to text block between lines of tildas.
' Also remove paragraph breaks in that block.
Sub replaceCode
  Dim search
  search=regSearch("^~~+$")
  Dim found1,found2
  found1 = doc.findFirst(search)
  If Not IsNull(found1) Then
    found2 = doc.findNext(found1,search)
  End If
  While NOT IsNull(found1) And Not IsNull(found2)
   	found1.setString("")
   	found2.setString("")
   	found1.gotoRange(found2,True)
   	found1.ParaStyleName=preformatted
   	Dim str
   	'Paragraph breaks are CRLF 
   	'we need just linebreaks without breaking paragraph - LF
   	'so we remove all CR - Chr(13)
   	str=Join(Split(found1.getString(),Chr(13)),"")
   	str=mid(str,2,len(str)-3) 'Indexes in string begin with 1. WTF?!
   	found1.setString(str)
      	found1 = doc.findNext(found2,search)
      	If Not IsNull(found1) Then
      		found2 = doc.findNext(found1,search)
      	End if
  Wend
  
End Sub

'*** Formulas ***
' Convert text between two $ chars to formula object.
' Text must be in OpenOffice Math language.
' Annoyingly tricky implementation...
Sub replaceMath
	Dim search
 	search=regSearch("\$.*\$")
 	Dim found
  	found = doc.findFirst(search)
  	While NOT IsNull(found)
  		Dim mathStr
  		mathStr=found.getString()
  		mathStr=Mid(mathStr,2,Len(mathStr)-2) 'WTF again!
  		Dim math
  		math = doc.createInstance("com.sun.star.text.TextEmbeddedObject")
  		'set type of object by setting UUID. Very intuitive... 
		math.CLSID = "078B7ABA-54FC-457F-8551-6147e776a997"
		math.AnchorType=com.sun.star.text.TextContentAnchorType.AS_CHARACTER 
		doc.getText.insertTextContent(found, math, true)
		math.Model.formula = mathStr
		'resize formula according paragraph text height
		math.Model.BaseFontHeight=Int(math.Anchor.CharHeight)
		'we need to use undocumented interface to perform such simple task?!
		math.ExtendedControlOverEmbeddedObject.update()
		found = doc.findNext(found,search)
  	Wend 

End Sub

'sugar for search patterns
Function regSearch(str)
	Dim search
	search = doc.createSearchDescriptor
	search.SearchRegularExpression = TRUE
	search.SearchString=str
	regSearch=search
End Function

'sugar for getting current document
Function doc
	doc = ThisComponent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ataManagementPla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